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font-name-asian="AR PL SungtiL GB" style:font-name-complex="Lohit Hindi"/>
    </style:style>
    <style:style style:name="ce8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6"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8" office:value-type="string" calcext:value-type="string">
            <text:p>1 Logo DUE</text:p>
          </table:table-cell>
          <table:table-cell table:style-name="ce8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7"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8"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8"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5"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1004"/>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3: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1">00/00/0000</text:date>, <text:time style:data-style-name="N2" text:time-value="00:34:14.660042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1T00:35:17.456903513</dc:date>
    <meta:creation-date>2016-09-05T22:47:24Z</meta:creation-date>
    <meta:editing-cycles>1011</meta:editing-cycles>
    <meta:editing-duration>P20DT17H4M25S</meta:editing-duration>
    <meta:generator>LibreOffice/5.2.3.3$Linux_X86_64 LibreOffice_project/20m0$Build-3</meta:generator>
    <meta:document-statistic meta:table-count="4" meta:cell-count="3460" meta:object-count="0"/>
  </office:meta>
</office:document-meta>
</file>